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dee for companies</text:p>
      <text:p text:style-name="Normal">Use the C-block module of Master HES-SO</text:p>
      <text:p text:style-name="Normal"/>
      <text:h text:style-name="Heading1" text:outline-level="1">Prefabricated houses</text:h>
      <text:p text:style-name="Normal">modular walls that can easily be assembled.</text:p>
      <text:p text:style-name="Normal">they must be excellent in heat isolation</text:p>
      <text:p text:style-name="Normal">the walls must include the possibilty for the air to circulate</text:p>
      <text:p text:style-name="Normal">combine this with techniques to heat up/cold down the house</text:p>
      <text:p text:style-name="Normal"/>
      <text:p text:style-name="Normal">dig and plant a pipe several metor below the ground to cool down the air and use it the cool down the house</text:p>
      <text:p text:style-name="Normal"/>
      <text:p text:style-name="Normal">To ensure the best strengh and the best isloation, the walls are set in several layers :</text:p>
      <text:p text:style-name="Normal">- the inner layer is made from concrete with steel bars<text:s/>(reinforced concrete or prestressed concrete)</text:p>
      <text:p text:style-name="Normal">- the intermediate layer is make from bricks.<text:s/>For initial isolation.<text:s/></text:p>
      <text:p text:style-name="Normal">- the outer layer is make from isolation materials<text:s/></text:p>
      <text:p text:style-name="Normal"/>
      <text:p text:style-name="Normal">Theses walls are connected through columns, with the same layers.<text:s/></text:p>
      <text:p text:style-name="Normal">These columns ensure that the wall can easily be connected and disconnected.<text:s/></text:p>
      <text:h text:style-name="Heading1" text:outline-level="1">Smart Home<text:s/></text:h>
      <text:p text:style-name="Normal">Installation of solar panels on isolated area</text:p>
      <text:p text:style-name="Normal">like in desert areas in north<text:s/>Africa.<text:s/></text:p>
      <text:p text:style-name="Normal">- solar panels</text:p>
      <text:p text:style-name="Normal">- wind turbines</text:p>
      <text:p text:style-name="Normal">- batteries<text:s/>securely buried under the ground. <text:s/></text:p>
      <text:p text:style-name="Normal">- EMS : the owner can monitor the system where he/she is.<text:s/></text:p>
      <text:p text:style-name="Normal">- a pit with a water pump<text:s/>to fill up<text:s/>the water storage on the<text:s/>roof</text:p>
      <text:p text:style-name="Normal"/>
      <text:p text:style-name="Normal">The idea is the use already existing market products (batteries, solar panels, etc...) and make sure that their<text:s/>combination<text:s/>will satisfy the client needs and be as<text:s/>cheap<text:s/>as possible.<text:s/>The EMS can adapt to the specification of each equipment.<text:s/></text:p>
      <text:p text:style-name="Normal"/>
      <text:soft-page-break/>
      <text:p text:style-name="Normal">Before using it, the EMS must be simulated to detect any error. Then we set a several weeks test to make sure no problems are detected.<text:s/></text:p>
      <text:p text:style-name="Normal"/>
      <text:h text:style-name="Heading1" text:outline-level="1">Hydrogen production for home</text:h>
      <text:p text:style-name="Normal">Another option for the project Smart Home</text:p>
      <text:p text:style-name="Normal">If the client wants it, we can add equipment to produce hydrogen and store it in a small tank. The hydrogen is used for heating and kitchen.<text:s/></text:p>
      <text:h text:style-name="Heading1" text:outline-level="1">Drones for long time surveillance</text:h>
      <text:p text:style-name="Normal">instead of drones based on helicopters, focus more on drones based on plances. This kind of drones consumes less energy and stays in the for a long time</text:p>
      <text:p text:style-name="Normal"/>
      <text:p text:style-name="Normal">the shape of the drone must provide the lowest possible drag</text:p>
      <text:p text:style-name="Normal">on the upper part of the fuselage and the wings, solar surfaces produce electricity from the sun. Use this energy to feed the drones and recharge the battery.<text:s/></text:p>
      <text:p text:style-name="Normal"/>
      <text:p text:style-name="Normal">The battery must be changed in matter of seconds : if it is a small drone, the drone move to the starting area, at around 1.5m altitude and at very low speed. The operator catches it, changes the battery and throw it again<text:s/></text:p>
      <text:p text:style-name="Normal">if the drones is heavier, it performs a quick landing to change the battery.<text:s/></text:p>
      <text:p text:style-name="Normal">To change the battery, a door is opened, the old battery is pluged out then the new one is plugged i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lgacem Thebti</meta:initial-creator>
    <dc:creator>Belgacem Thebti</dc:creator>
    <meta:creation-date>2023-02-14T10:34:00Z</meta:creation-date>
    <dc:date>2023-02-16T15:48:00Z</dc:date>
    <meta:template xlink:href="Normal" xlink:type="simple"/>
    <meta:editing-cycles>7</meta:editing-cycles>
    <meta:editing-duration>PT0S</meta:editing-duration>
    <meta:document-statistic meta:page-count="2" meta:paragraph-count="5" meta:word-count="383" meta:character-count="2565" meta:row-count="18" meta:non-whitespace-character-count="2187"/>
  </office:meta>
</office:document-meta>
</file>